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none" fo:min-height="3.96cm"/>
    </style:style>
    <style:style style:name="gr11" style:family="graphic" style:parent-style-name="standard">
      <style:graphic-properties draw:stroke="none" draw:fill="none" fo:min-height="4.301cm"/>
    </style:style>
    <style:style style:name="gr12" style:family="graphic" style:parent-style-name="objectwithoutfill">
      <style:graphic-properties draw:marker-end="Diamond_20_unfilled" draw:marker-end-width="0.3cm" draw:fill="none" draw:textarea-vertical-align="middle"/>
    </style:style>
    <style:style style:name="gr13" style:family="graphic" style:parent-style-name="objectwithoutfill">
      <style:graphic-properties draw:marker-start="Diamond_20_unfilled" draw:marker-end="" draw:marker-end-width="0.3cm" draw:fill="none" draw:textarea-vertical-align="middle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P8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T6" style:family="text">
      <style:text-properties fo:font-family="'DejaVu Sans Mono'" style:font-family-generic="modern" style:font-pitch="fixed"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3" draw:layer="layout" svg:width="1.086cm" svg:height="0.645cm" svg:x="12cm" svg:y="6.555cm">
          <draw:text-box>
            <text:p><text:span text:style-name="T2">0..1</text:span></text:p>
          </draw:text-box>
        </draw:frame>
        <draw:frame draw:style-name="gr4" draw:text-style-name="P4" draw:layer="layout" svg:width="2.407cm" svg:height="0.988cm" svg:x="8.093cm" svg:y="3.212cm">
          <draw:text-box>
            <text:p><text:span text:style-name="T3">:one&gt;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1cm" svg:y="12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1.8cm" svg:y1="13.4cm" svg:x2="14.1cm" svg:y2="14.3cm">
          <text:p/>
        </draw:line>
        <draw:frame draw:style-name="gr4" draw:text-style-name="P7" draw:layer="layout" svg:width="6.725cm" svg:height="1.411cm" svg:x="8.912cm" svg:y="9.012cm">
          <draw:text-box>
            <text:p><text:span text:style-name="T5">{:id x,</text:span></text:p>
            <text:p><text:span text:style-name="T5"><text:s/></text:span><text:span text:style-name="T5">:b_id y, b: {:id y}}</text:span></text:p>
          </draw:text-box>
        </draw:frame>
        <draw:frame draw:style-name="gr9" draw:text-style-name="P8" draw:layer="layout" svg:width="8.805cm" svg:height="3.096cm" svg:x="8.895cm" svg:y="18.005cm">
          <draw:text-box>
            <text:p><text:span text:style-name="T6">:b {:relation-type :one&gt;</text:span></text:p>
            <text:p><text:span text:style-name="T6"><text:s text:c="4"/></text:span><text:span text:style-name="T6">:entity-kw :B</text:span></text:p>
            <text:p><text:span text:style-name="T6"><text:s text:c="4"/></text:span><text:span text:style-name="T6">:fk-kw :b_id</text:span></text:p>
            <text:p><text:span text:style-name="T6"><text:s text:c="4"/></text:span><text:span text:style-name="T6">:owned? true}</text:span></text:p>
          </draw:text-box>
        </draw:frame>
        <draw:frame draw:style-name="gr4" draw:text-style-name="P8" draw:layer="layout" svg:width="1.391cm" svg:height="0.831cm" svg:x="3.9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1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2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3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4" draw:layer="layout" svg:width="2.788cm" svg:height="0.988cm" svg:x="8.093cm" svg:y="3.212cm">
          <draw:text-box>
            <text:p><text:span text:style-name="T3">:&lt;many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6cm" svg:y="12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6.4cm" svg:y1="13.3cm" svg:x2="9.8cm" svg:y2="13.3cm">
          <text:p/>
        </draw:line>
        <draw:line draw:style-name="gr8" draw:text-style-name="P1" draw:layer="layout" svg:x1="16.4cm" svg:y1="14.5cm" svg:x2="9.8cm" svg:y2="13.6cm">
          <text:p/>
        </draw:line>
        <draw:frame draw:style-name="gr4" draw:text-style-name="P3" draw:layer="layout" svg:width="0.697cm" svg:height="0.645cm" svg:x="12.4cm" svg:y="6.555cm">
          <draw:text-box>
            <text:p><text:span text:style-name="T2">n</text:span></text:p>
          </draw:text-box>
        </draw:frame>
        <draw:frame draw:style-name="gr4" draw:text-style-name="P7" draw:layer="layout" svg:width="8.799cm" svg:height="1.411cm" svg:x="8.9cm" svg:y="9.012cm">
          <draw:text-box>
            <text:p><text:span text:style-name="T5">{:id x, </text:span></text:p>
            <text:p><text:span text:style-name="T5"><text:s/></text:span><text:span text:style-name="T5">:bs [{:id y, :a_id x} ...]}</text:span></text:p>
          </draw:text-box>
        </draw:frame>
        <draw:frame draw:style-name="gr10" draw:text-style-name="P8" draw:layer="layout" svg:width="9.528cm" svg:height="4.311cm" svg:x="8.972cm" svg:y="17.89cm">
          <draw:text-box>
            <text:p><text:span text:style-name="T6">:bs {:relation-type :&lt;many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fk-kw :a_id</text:span></text:p>
            <text:p><text:span text:style-name="T6"><text:s text:c="5"/></text:span><text:span text:style-name="T6">:query-fn</text:span></text:p>
            <text:p><text:span text:style-name="T6"><text:s text:c="6"/></text:span><text:span text:style-name="T6">(agg/make-query-&lt;many-fn </text:span></text:p>
            <text:p><text:span text:style-name="T6"><text:s text:c="9"/></text:span><text:span text:style-name="T6">:B :a_id)</text:span></text:p>
            <text:p><text:span text:style-name="T6"><text:s text:c="5"/></text:span><text:span text:style-name="T6">:owned? true}</text:span></text:p>
          </draw:text-box>
        </draw:frame>
        <draw:frame draw:style-name="gr4" draw:text-style-name="P8" draw:layer="layout" svg:width="1.391cm" svg:height="0.831cm" svg:x="3.901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2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3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4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3" draw:style-name="dp1" draw:master-page-name="Default">
        <draw:g>
          <draw:custom-shape draw:style-name="gr1" draw:text-style-name="P2" draw:layer="layout" svg:width="2cm" svg:height="1cm" svg:x="9cm" svg:y="4.98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5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4.988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5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488cm" svg:x2="13cm" svg:y2="6.488cm">
          <text:p/>
        </draw:line>
        <draw:frame draw:style-name="gr4" draw:text-style-name="P4" draw:layer="layout" svg:width="3.169cm" svg:height="0.988cm" svg:x="8.093cm" svg:y="3.2cm">
          <draw:text-box>
            <text:p><text:span text:style-name="T3">:&lt;many&gt;</text:span></text:p>
          </draw:text-box>
        </draw:frame>
        <draw:g>
          <draw:custom-shape draw:style-name="gr5" draw:text-style-name="P5" draw:layer="layout" svg:width="1cm" svg:height="3cm" svg:x="9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82cm">
            <draw:text-box>
              <text:p><text:span text:style-name="T1">A</text:span></text:p>
            </draw:text-box>
          </draw:frame>
          <draw:line draw:style-name="gr7" draw:text-style-name="P1" draw:layer="layout" svg:x1="9cm" svg:y1="13.588cm" svg:x2="12cm" svg:y2="13.588cm">
            <text:p/>
          </draw:line>
          <draw:line draw:style-name="gr7" draw:text-style-name="P1" draw:layer="layout" svg:x1="9cm" svg:y1="14.188cm" svg:x2="12cm" svg:y2="14.188cm">
            <text:p/>
          </draw:line>
          <draw:line draw:style-name="gr7" draw:text-style-name="P1" draw:layer="layout" svg:x1="9cm" svg:y1="14.788cm" svg:x2="12cm" svg:y2="14.788cm">
            <text:p/>
          </draw:line>
          <draw:line draw:style-name="gr7" draw:text-style-name="P1" draw:layer="layout" svg:x1="9cm" svg:y1="15.388cm" svg:x2="12cm" svg:y2="15.388cm">
            <text:p/>
          </draw:line>
        </draw:g>
        <draw:g>
          <draw:custom-shape draw:style-name="gr5" draw:text-style-name="P5" draw:layer="layout" svg:width="1cm" svg:height="3cm" svg:x="15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5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7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7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4.968cm" svg:y="11.182cm">
            <draw:text-box>
              <text:p><text:span text:style-name="T1">B</text:span></text:p>
            </draw:text-box>
          </draw:frame>
          <draw:line draw:style-name="gr7" draw:text-style-name="P1" draw:layer="layout" svg:x1="15cm" svg:y1="13.588cm" svg:x2="18cm" svg:y2="13.588cm">
            <text:p/>
          </draw:line>
          <draw:line draw:style-name="gr7" draw:text-style-name="P1" draw:layer="layout" svg:x1="15cm" svg:y1="14.188cm" svg:x2="18cm" svg:y2="14.188cm">
            <text:p/>
          </draw:line>
          <draw:line draw:style-name="gr7" draw:text-style-name="P1" draw:layer="layout" svg:x1="15cm" svg:y1="14.788cm" svg:x2="18cm" svg:y2="14.788cm">
            <text:p/>
          </draw:line>
          <draw:line draw:style-name="gr7" draw:text-style-name="P1" draw:layer="layout" svg:x1="15cm" svg:y1="15.388cm" svg:x2="18cm" svg:y2="15.388cm">
            <text:p/>
          </draw:line>
        </draw:g>
        <draw:frame draw:style-name="gr4" draw:text-style-name="P3" draw:layer="layout" svg:width="0.697cm" svg:height="0.645cm" svg:x="12.4cm" svg:y="6.543cm">
          <draw:text-box>
            <text:p><text:span text:style-name="T2">n</text:span></text:p>
          </draw:text-box>
        </draw:frame>
        <draw:g>
          <draw:custom-shape draw:style-name="gr5" draw:text-style-name="P5" draw:layer="layout" svg:width="1cm" svg:height="3cm" svg:x="12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2.5cm" svg:y="11.994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3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3.5cm" svg:y="11.994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438cm" svg:height="0.806cm" svg:x="12.3cm" svg:y="11.188cm">
            <draw:text-box>
              <text:p><text:span text:style-name="T1">A_B</text:span></text:p>
            </draw:text-box>
          </draw:frame>
          <draw:line draw:style-name="gr7" draw:text-style-name="P1" draw:layer="layout" svg:x1="12.5cm" svg:y1="13.594cm" svg:x2="14.5cm" svg:y2="13.594cm">
            <text:p/>
          </draw:line>
          <draw:line draw:style-name="gr7" draw:text-style-name="P1" draw:layer="layout" svg:x1="12.5cm" svg:y1="14.194cm" svg:x2="14.5cm" svg:y2="14.194cm">
            <text:p/>
          </draw:line>
          <draw:line draw:style-name="gr7" draw:text-style-name="P1" draw:layer="layout" svg:x1="12.5cm" svg:y1="14.794cm" svg:x2="14.5cm" svg:y2="14.794cm">
            <text:p/>
          </draw:line>
          <draw:line draw:style-name="gr7" draw:text-style-name="P1" draw:layer="layout" svg:x1="12.5cm" svg:y1="15.394cm" svg:x2="14.5cm" svg:y2="15.394cm">
            <text:p/>
          </draw:line>
        </draw:g>
        <draw:frame draw:style-name="gr4" draw:text-style-name="P3" draw:layer="layout" svg:width="0.794cm" svg:height="0.645cm" svg:x="11.001cm" svg:y="6.544cm">
          <draw:text-box>
            <text:p><text:span text:style-name="T2">m</text:span></text:p>
          </draw:text-box>
        </draw:frame>
        <draw:line draw:style-name="gr8" draw:text-style-name="P1" draw:layer="layout" svg:x1="12.7cm" svg:y1="13.288cm" svg:x2="9.8cm" svg:y2="13.288cm">
          <text:p/>
        </draw:line>
        <draw:line draw:style-name="gr8" draw:text-style-name="P1" draw:layer="layout" svg:x1="12.7cm" svg:y1="14.488cm" svg:x2="9.8cm" svg:y2="14.488cm">
          <text:p/>
        </draw:line>
        <draw:line draw:style-name="gr8" draw:text-style-name="P1" draw:layer="layout" svg:x1="14.3cm" svg:y1="13.888cm" svg:x2="15.2cm" svg:y2="13.888cm">
          <text:p/>
        </draw:line>
        <draw:line draw:style-name="gr8" draw:text-style-name="P1" draw:layer="layout" svg:x1="14.3cm" svg:y1="14.488cm" svg:x2="15.2cm" svg:y2="14.088cm">
          <text:p/>
        </draw:line>
        <draw:line draw:style-name="gr8" draw:text-style-name="P1" draw:layer="layout" svg:x1="14.3cm" svg:y1="13.388cm" svg:x2="15.2cm" svg:y2="13.688cm">
          <text:p/>
        </draw:line>
        <draw:line draw:style-name="gr8" draw:text-style-name="P1" draw:layer="layout" svg:x1="12.7cm" svg:y1="13.888cm" svg:x2="9.8cm" svg:y2="13.488cm">
          <text:p/>
        </draw:line>
        <draw:frame draw:style-name="gr4" draw:text-style-name="P7" draw:layer="layout" svg:width="6.132cm" svg:height="1.411cm" svg:x="8.914cm" svg:y="9.1cm">
          <draw:text-box>
            <text:p><text:span text:style-name="T5">{:id x, </text:span></text:p>
            <text:p><text:span text:style-name="T5"><text:s/></text:span><text:span text:style-name="T5">:bs [{:id y} ...]}</text:span></text:p>
          </draw:text-box>
        </draw:frame>
        <draw:frame draw:style-name="gr11" draw:text-style-name="P8" draw:layer="layout" svg:width="10.035cm" svg:height="5.471cm" svg:x="8.965cm" svg:y="17.949cm">
          <draw:text-box>
            <text:p><text:span text:style-name="T6">:bs {:relation-type :&lt;many&gt;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query-fn </text:span></text:p>
            <text:p><text:span text:style-name="T6"><text:s text:c="5"/></text:span><text:span text:style-name="T6">(agg/make-query-&lt;many&gt;-fn </text:span></text:p>
            <text:p><text:span text:style-name="T6"><text:s text:c="8"/></text:span><text:span text:style-name="T6">:B :A_B :b_id :a_id)</text:span></text:p>
            <text:p><text:span text:style-name="T6"><text:s text:c="5"/></text:span><text:span text:style-name="T6">:update-links-fn </text:span></text:p>
            <text:p><text:span text:style-name="T6"><text:s text:c="5"/></text:span><text:span text:style-name="T6">(agg/make-update-links-fn </text:span></text:p>
            <text:p><text:span text:style-name="T6"><text:s text:c="8"/></text:span><text:span text:style-name="T6">:A_B :a_id :b_id)</text:span></text:p>
            <text:p><text:span text:style-name="T6"><text:s text:c="5"/></text:span><text:span text:style-name="T6">:owned? false}</text:span></text:p>
          </draw:text-box>
        </draw:frame>
        <draw:frame draw:style-name="gr4" draw:text-style-name="P8" draw:layer="layout" svg:width="1.391cm" svg:height="0.831cm" svg:x="3.902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3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4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5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4" draw:style-name="dp1" draw:master-page-name="Default">
        <draw:frame draw:style-name="gr4" draw:layer="layout" svg:width="2.932cm" svg:height="0.962cm" svg:x="5.5cm" svg:y="5.9cm">
          <draw:text-box>
            <text:p>Gambler</text:p>
          </draw:text-box>
        </draw:frame>
        <draw:frame draw:style-name="gr4" draw:layer="layout" svg:width="1.455cm" svg:height="0.962cm" svg:x="10cm" svg:y="5.9cm">
          <draw:text-box>
            <text:p>Bet</text:p>
          </draw:text-box>
        </draw:frame>
        <draw:frame draw:style-name="gr4" draw:layer="layout" svg:width="2.229cm" svg:height="0.962cm" svg:x="13.101cm" svg:y="5.9cm">
          <draw:text-box>
            <text:p>Match</text:p>
          </draw:text-box>
        </draw:frame>
        <draw:frame draw:style-name="gr4" draw:layer="layout" svg:width="2.051cm" svg:height="0.962cm" svg:x="13.19cm" svg:y="8cm">
          <draw:text-box>
            <text:p>Team</text:p>
          </draw:text-box>
        </draw:frame>
        <draw:frame draw:style-name="gr4" draw:layer="layout" svg:width="3.249cm" svg:height="0.962cm" svg:x="5.003cm" svg:y="11.7cm">
          <draw:text-box>
            <text:p>Customer</text:p>
          </draw:text-box>
        </draw:frame>
        <draw:frame draw:style-name="gr4" draw:layer="layout" svg:width="1.7cm" svg:height="0.962cm" svg:x="10.023cm" svg:y="11.7cm">
          <draw:text-box>
            <text:p>Cart</text:p>
          </draw:text-box>
        </draw:frame>
        <draw:frame draw:style-name="gr4" draw:layer="layout" svg:width="1.738cm" svg:height="0.962cm" svg:x="10.004cm" svg:y="14.1cm">
          <draw:text-box>
            <text:p>Item</text:p>
          </draw:text-box>
        </draw:frame>
        <draw:frame draw:style-name="gr4" draw:layer="layout" svg:width="2.686cm" svg:height="0.962cm" svg:x="13.304cm" svg:y="14.1cm">
          <draw:text-box>
            <text:p>Product</text:p>
          </draw:text-box>
        </draw:frame>
        <draw:frame draw:style-name="gr4" draw:layer="layout" svg:width="3.249cm" svg:height="0.962cm" svg:x="4.804cm" svg:y="19cm">
          <draw:text-box>
            <text:p>Customer</text:p>
          </draw:text-box>
        </draw:frame>
        <draw:frame draw:style-name="gr4" draw:layer="layout" svg:width="2.475cm" svg:height="0.962cm" svg:x="9.805cm" svg:y="19cm">
          <draw:text-box>
            <text:p>Project</text:p>
          </draw:text-box>
        </draw:frame>
        <draw:frame draw:style-name="gr4" draw:layer="layout" svg:width="2.509cm" svg:height="0.962cm" svg:x="13.806cm" svg:y="19cm">
          <draw:text-box>
            <text:p>Person</text:p>
          </draw:text-box>
        </draw:frame>
        <draw:frame draw:style-name="gr4" draw:layer="layout" svg:width="1.806cm" svg:height="0.962cm" svg:x="10.139cm" svg:y="21.5cm">
          <draw:text-box>
            <text:p>Task</text:p>
          </draw:text-box>
        </draw:frame>
        <draw:line draw:style-name="gr12" draw:text-style-name="P1" draw:layer="layout" svg:x1="10cm" svg:y1="6.4cm" svg:x2="8.3cm" svg:y2="6.4cm">
          <text:p/>
        </draw:line>
        <draw:line draw:style-name="gr13" draw:text-style-name="P1" draw:layer="layout" svg:x1="8.4cm" svg:y1="12.2cm" svg:x2="10.1cm" svg:y2="12.2cm">
          <text:p/>
        </draw:line>
        <draw:line draw:style-name="gr14" draw:text-style-name="P1" draw:layer="layout" svg:x1="9.7cm" svg:y1="19.481cm" svg:x2="8.2cm" svg:y2="19.481cm">
          <text:p/>
        </draw:line>
        <draw:line draw:style-name="gr13" draw:text-style-name="P1" draw:layer="layout" svg:x1="11.042cm" svg:y1="20.1cm" svg:x2="11.042cm" svg:y2="21.6cm">
          <text:p/>
        </draw:line>
        <draw:polyline draw:style-name="gr14" draw:text-style-name="P1" draw:layer="layout" svg:width="1.399cm" svg:height="0.28cm" svg:x="12.4cm" svg:y="19cm" svg:viewBox="0 0 1400 281" draw:points="0,281 700,0 1400,281">
          <text:p/>
        </draw:polyline>
        <draw:line draw:style-name="gr13" draw:text-style-name="P1" draw:layer="layout" svg:x1="10.873cm" svg:y1="12.6cm" svg:x2="10.873cm" svg:y2="14.1cm">
          <text:p/>
        </draw:line>
        <draw:line draw:style-name="gr14" draw:text-style-name="P1" draw:layer="layout" svg:x1="11.9cm" svg:y1="14.581cm" svg:x2="13.3cm" svg:y2="14.581cm">
          <text:p/>
        </draw:line>
        <draw:line draw:style-name="gr14" draw:text-style-name="P1" draw:layer="layout" svg:x1="11.5cm" svg:y1="6.4cm" svg:x2="13.2cm" svg:y2="6.4cm">
          <text:p/>
        </draw:line>
        <draw:line draw:style-name="gr14" draw:text-style-name="P1" draw:layer="layout" svg:x1="13.8cm" svg:y1="6.7cm" svg:x2="13.8cm" svg:y2="8.081cm">
          <text:p/>
        </draw:line>
        <draw:line draw:style-name="gr14" draw:text-style-name="P1" draw:layer="layout" svg:x1="14.6cm" svg:y1="6.701cm" svg:x2="14.6cm" svg:y2="8.082cm">
          <text:p/>
        </draw:line>
        <draw:frame draw:style-name="gr4" draw:layer="layout" svg:width="0.748cm" svg:height="0.962cm" svg:x="9.501cm" svg:y="5.8cm">
          <draw:text-box>
            <text:p>*</text:p>
          </draw:text-box>
        </draw:frame>
        <draw:frame draw:style-name="gr4" draw:layer="layout" svg:width="0.748cm" svg:height="0.962cm" svg:x="11.301cm" svg:y="5.8cm">
          <draw:text-box>
            <text:p>*</text:p>
          </draw:text-box>
        </draw:frame>
        <draw:frame draw:style-name="gr4" draw:text-style-name="P6" draw:layer="layout" svg:width="0.777cm" svg:height="0.806cm" svg:x="13.001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4.602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601cm" svg:y="5.7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602cm" svg:y="5.7cm">
          <draw:text-box>
            <text:p><text:span text:style-name="T1">1</text:span></text:p>
          </draw:text-box>
        </draw:frame>
        <draw:frame draw:style-name="gr4" draw:layer="layout" svg:width="0.748cm" svg:height="0.962cm" svg:x="14.601cm" svg:y="6.5cm">
          <draw:text-box>
            <text:p>*</text:p>
          </draw:text-box>
        </draw:frame>
        <draw:frame draw:style-name="gr4" draw:layer="layout" svg:width="0.748cm" svg:height="0.962cm" svg:x="13.001cm" svg:y="6.5cm">
          <draw:text-box>
            <text:p>*</text:p>
          </draw:text-box>
        </draw:frame>
        <draw:frame draw:style-name="gr4" draw:layer="layout" svg:width="0.748cm" svg:height="0.962cm" svg:x="10.201cm" svg:y="13.6cm">
          <draw:text-box>
            <text:p>*</text:p>
          </draw:text-box>
        </draw:frame>
        <draw:frame draw:style-name="gr4" draw:text-style-name="P6" draw:layer="layout" svg:width="0.777cm" svg:height="0.806cm" svg:x="10.201cm" svg:y="12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702cm" svg:y="13.9cm">
          <draw:text-box>
            <text:p><text:span text:style-name="T1">1</text:span></text:p>
          </draw:text-box>
        </draw:frame>
        <draw:frame draw:style-name="gr4" draw:layer="layout" svg:width="0.748cm" svg:height="0.962cm" svg:x="11.701cm" svg:y="14cm">
          <draw:text-box>
            <text:p>*</text:p>
          </draw:text-box>
        </draw:frame>
        <draw:frame draw:style-name="gr4" draw:text-style-name="P6" draw:layer="layout" svg:width="0.777cm" svg:height="0.806cm" svg:x="9.601cm" svg:y="11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502cm" svg:y="11.5cm">
          <draw:text-box>
            <text:p><text:span text:style-name="T1">1</text:span></text:p>
          </draw:text-box>
        </draw:frame>
        <draw:frame draw:style-name="gr4" draw:layer="layout" svg:width="0.748cm" svg:height="0.962cm" svg:x="10.401cm" svg:y="21.1cm">
          <draw:text-box>
            <text:p>*</text:p>
          </draw:text-box>
        </draw:frame>
        <draw:frame draw:style-name="gr4" draw:text-style-name="P6" draw:layer="layout" svg:width="0.777cm" svg:height="0.806cm" svg:x="10.403cm" svg:y="19.9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004cm" svg:y="18.8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3.405cm" svg:y="19.8cm">
          <draw:text-box>
            <text:p><text:span text:style-name="T1">1</text:span></text:p>
          </draw:text-box>
        </draw:frame>
        <draw:polyline draw:style-name="gr14" draw:text-style-name="P1" draw:layer="layout" svg:width="1.399cm" svg:height="0.318cm" svg:x="12.4cm" svg:y="19.781cm" svg:viewBox="0 0 1400 319" draw:points="0,0 700,319 1400,0">
          <text:p/>
        </draw:polyline>
        <draw:frame draw:style-name="gr4" draw:layer="layout" svg:width="0.748cm" svg:height="0.962cm" svg:x="13.401cm" svg:y="18.6cm">
          <draw:text-box>
            <text:p>*</text:p>
          </draw:text-box>
        </draw:frame>
        <draw:frame draw:style-name="gr4" draw:layer="layout" svg:width="0.748cm" svg:height="0.962cm" svg:x="12.101cm" svg:y="18.6cm">
          <draw:text-box>
            <text:p>*</text:p>
          </draw:text-box>
        </draw:frame>
        <draw:frame draw:style-name="gr4" draw:layer="layout" svg:width="0.748cm" svg:height="0.962cm" svg:x="12.101cm" svg:y="19.8cm">
          <draw:text-box>
            <text:p>*</text:p>
          </draw:text-box>
        </draw:frame>
        <draw:frame draw:style-name="gr4" draw:layer="layout" svg:width="0.748cm" svg:height="0.962cm" svg:x="9.201cm" svg:y="18.9cm">
          <draw:text-box>
            <text:p>*</text:p>
          </draw:text-box>
        </draw:frame>
        <draw:frame draw:style-name="gr4" draw:text-style-name="P9" draw:layer="layout" svg:width="1.92cm" svg:height="0.725cm" svg:x="11.204cm" svg:y="7.4cm">
          <draw:text-box>
            <text:p><text:span text:style-name="T7">team_a</text:span></text:p>
          </draw:text-box>
        </draw:frame>
        <draw:frame draw:style-name="gr4" draw:text-style-name="P9" draw:layer="layout" svg:width="1.92cm" svg:height="0.725cm" svg:x="15.205cm" svg:y="7.4cm">
          <draw:text-box>
            <text:p><text:span text:style-name="T7">team_b</text:span></text:p>
          </draw:text-box>
        </draw:frame>
        <draw:frame draw:style-name="gr4" draw:text-style-name="P9" draw:layer="layout" svg:width="2.267cm" svg:height="0.725cm" svg:x="12.704cm" svg:y="18.101cm">
          <draw:text-box>
            <text:p><text:span text:style-name="T7">members</text:span></text:p>
          </draw:text-box>
        </draw:frame>
        <draw:frame draw:style-name="gr4" draw:text-style-name="P9" draw:layer="layout" svg:width="2.178cm" svg:height="0.725cm" svg:x="12.805cm" svg:y="20.302cm">
          <draw:text-box>
            <text:p><text:span text:style-name="T7">manager</text:span></text:p>
          </draw:text-box>
        </draw:frame>
        <draw:polyline draw:style-name="gr14" draw:text-style-name="P1" draw:layer="layout" svg:width="2.999cm" svg:height="1.999cm" svg:x="12cm" svg:y="20cm" svg:viewBox="0 0 3000 2000" draw:points="0,1982 3000,2000 3000,0">
          <text:p/>
        </draw:polyline>
        <draw:frame draw:style-name="gr4" draw:text-style-name="P9" draw:layer="layout" svg:width="2.204cm" svg:height="0.725cm" svg:x="15.005cm" svg:y="20.303cm">
          <draw:text-box>
            <text:p><text:span text:style-name="T7">assignee</text:span></text:p>
          </draw:text-box>
        </draw:frame>
        <draw:frame draw:style-name="gr4" draw:layer="layout" svg:width="0.748cm" svg:height="0.962cm" svg:x="11.801cm" svg:y="21.4cm">
          <draw:text-box>
            <text:p>*</text:p>
          </draw:text-box>
        </draw:frame>
        <draw:frame draw:style-name="gr4" draw:text-style-name="P6" draw:layer="layout" svg:width="0.777cm" svg:height="0.806cm" svg:x="14.906cm" svg:y="19.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2cm" svg:stroke-color="#000000" draw:marker-start-width="0.23cm" draw:marker-end-width="0.23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6-01T13:40:30</meta:creation-date>
    <dc:date>2014-06-17T11:51:05</dc:date>
    <dc:creator>Falko Riemenschneider</dc:creator>
    <meta:editing-duration>PT20H13M13S</meta:editing-duration>
    <meta:editing-cycles>40</meta:editing-cycles>
    <meta:generator>LibreOffice/3.6$Linux_X86_64 LibreOffice_project/360m1$Build-102</meta:generator>
    <meta:document-statistic meta:object-count="190"/>
  </office:meta>
</office:document-meta>
</file>